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Source Han Sans C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Source Han Sans C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012cm" svg:height="8cm" svg:x="0.139cm" svg:y="23.914cm">
            <draw:object draw:notify-on-update-of-ranges="Sheet1.A38:Sheet1.A41 Sheet1.B37:Sheet1.B37 Sheet1.B38:Sheet1.B41 Sheet1.C37:Sheet1.C37 Sheet1.C38:Sheet1.C41 Sheet1.D37:Sheet1.D37 Sheet1.D38:Sheet1.D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weak_sm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ep_erase_creat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ile_base</text:p>
          </table:table-cell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</table:table-row>
        <table:table-row table:style-name="ro1">
          <table:table-cell office:value-type="string" calcext:value-type="string">
            <text:p>work_steal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898683754" calcext:value-type="float">
            <text:p>4898683754</text:p>
          </table:table-cell>
          <table:table-cell office:value-type="float" office:value="102790826460" calcext:value-type="float">
            <text:p>102790826460</text:p>
          </table:table-cell>
          <table:table-cell table:style-name="ce1" office:value-type="float" office:value="0.695932" calcext:value-type="float">
            <text:p>6.96E-01</text:p>
          </table:table-cell>
          <table:table-cell table:style-name="ce1"/>
          <table:table-cell office:value-type="float" office:value="55.679363" calcext:value-type="float">
            <text:p>55.679363</text:p>
          </table:table-cell>
          <table:table-cell office:value-type="float" office:value="2.57591" calcext:value-type="float">
            <text:p>2.57591</text:p>
          </table:table-cell>
          <table:table-cell office:value-type="float" office:value="19.681936" calcext:value-type="float">
            <text:p>19.681936</text:p>
          </table:table-cell>
          <table:table-cell office:value-type="float" office:value="19.279208" calcext:value-type="float">
            <text:p>19.279208</text:p>
          </table:table-cell>
          <table:table-cell office:value-type="float" office:value="1.147828" calcext:value-type="float">
            <text:p>1.147828</text:p>
          </table:table-cell>
          <table:table-cell office:value-type="float" office:value="1.668702" calcext:value-type="float">
            <text:p>1.668702</text:p>
          </table:table-cell>
          <table:table-cell office:value-type="float" office:value="10.395154" calcext:value-type="float">
            <text:p>10.395154</text:p>
          </table:table-cell>
          <table:table-cell/>
          <table:table-cell office:value-type="float" office:value="0.167314" calcext:value-type="float">
            <text:p>0.167314</text:p>
          </table:table-cell>
          <table:table-cell office:value-type="float" office:value="1.37955720253658" calcext:value-type="float">
            <text:p>1.37955720253658</text:p>
          </table:table-cell>
          <table:table-cell office:value-type="float" office:value="0.00564151607658939" calcext:value-type="float">
            <text:p>0.00564151607658939</text:p>
          </table:table-cell>
        </table:table-row>
        <table:table-row table:style-name="ro1">
          <table:table-cell office:value-type="string" calcext:value-type="string">
            <text:p>noL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364642988" calcext:value-type="float">
            <text:p>4364642988</text:p>
          </table:table-cell>
          <table:table-cell office:value-type="float" office:value="103869720360" calcext:value-type="float">
            <text:p>103869720360</text:p>
          </table:table-cell>
          <table:table-cell table:style-name="ce1" office:value-type="float" office:value="0.587648" calcext:value-type="float">
            <text:p>5.88E-01</text:p>
          </table:table-cell>
          <table:table-cell table:style-name="ce1"/>
          <table:table-cell office:value-type="float" office:value="61.424893" calcext:value-type="float">
            <text:p>61.424893</text:p>
          </table:table-cell>
          <table:table-cell office:value-type="float" office:value="4.376897" calcext:value-type="float">
            <text:p>4.376897</text:p>
          </table:table-cell>
          <table:table-cell office:value-type="float" office:value="20.053465" calcext:value-type="float">
            <text:p>20.053465</text:p>
          </table:table-cell>
          <table:table-cell office:value-type="float" office:value="18.485019" calcext:value-type="float">
            <text:p>18.485019</text:p>
          </table:table-cell>
          <table:table-cell office:value-type="float" office:value="3.023433" calcext:value-type="float">
            <text:p>3.023433</text:p>
          </table:table-cell>
          <table:table-cell office:value-type="float" office:value="3.568096" calcext:value-type="float">
            <text:p>3.568096</text:p>
          </table:table-cell>
          <table:table-cell office:value-type="float" office:value="10.650101" calcext:value-type="float">
            <text:p>10.650101</text:p>
          </table:table-cell>
          <table:table-cell/>
          <table:table-cell office:value-type="float" office:value="0.310128" calcext:value-type="float">
            <text:p>0.310128</text:p>
          </table:table-cell>
          <table:table-cell office:value-type="float" office:value="3.47310281700058" calcext:value-type="float">
            <text:p>3.47310281700058</text:p>
          </table:table-cell>
          <table:table-cell office:value-type="float" office:value="0.0310030221400319" calcext:value-type="float">
            <text:p>0.0310030221400319</text:p>
          </table:table-cell>
        </table:table-row>
        <table:table-row table:style-name="ro1">
          <table:table-cell office:value-type="string" calcext:value-type="string">
            <text:p>fullL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701615958" calcext:value-type="float">
            <text:p>4701615958</text:p>
          </table:table-cell>
          <table:table-cell office:value-type="float" office:value="102740483160" calcext:value-type="float">
            <text:p>102740483160</text:p>
          </table:table-cell>
          <table:table-cell table:style-name="ce1" office:value-type="float" office:value="0.703208" calcext:value-type="float">
            <text:p>7.03E-01</text:p>
          </table:table-cell>
          <table:table-cell table:style-name="ce1"/>
          <table:table-cell office:value-type="float" office:value="57.187919" calcext:value-type="float">
            <text:p>57.187919</text:p>
          </table:table-cell>
          <table:table-cell office:value-type="float" office:value="2.630988" calcext:value-type="float">
            <text:p>2.630988</text:p>
          </table:table-cell>
          <table:table-cell office:value-type="float" office:value="20.215006" calcext:value-type="float">
            <text:p>20.215006</text:p>
          </table:table-cell>
          <table:table-cell office:value-type="float" office:value="19.034883" calcext:value-type="float">
            <text:p>19.034883</text:p>
          </table:table-cell>
          <table:table-cell office:value-type="float" office:value="1.322478" calcext:value-type="float">
            <text:p>1.322478</text:p>
          </table:table-cell>
          <table:table-cell office:value-type="float" office:value="1.891573" calcext:value-type="float">
            <text:p>1.891573</text:p>
          </table:table-cell>
          <table:table-cell office:value-type="float" office:value="11.134451" calcext:value-type="float">
            <text:p>11.134451</text:p>
          </table:table-cell>
          <table:table-cell/>
          <table:table-cell office:value-type="float" office:value="0.170849" calcext:value-type="float">
            <text:p>0.170849</text:p>
          </table:table-cell>
          <table:table-cell office:value-type="float" office:value="1.89176207247076" calcext:value-type="float">
            <text:p>1.89176207247076</text:p>
          </table:table-cell>
          <table:table-cell office:value-type="float" office:value="0.00603220017015929" calcext:value-type="float">
            <text:p>0.00603220017015929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166249289" calcext:value-type="float">
            <text:p>4166249289</text:p>
          </table:table-cell>
          <table:table-cell office:value-type="float" office:value="103193506080" calcext:value-type="float">
            <text:p>103193506080</text:p>
          </table:table-cell>
          <table:table-cell table:style-name="ce1" office:value-type="float" office:value="0.761425" calcext:value-type="float">
            <text:p>7.61E-01</text:p>
          </table:table-cell>
          <table:table-cell table:style-name="ce1"/>
          <table:table-cell office:value-type="float" office:value="57.190788" calcext:value-type="float">
            <text:p>57.190788</text:p>
          </table:table-cell>
          <table:table-cell office:value-type="float" office:value="2.702223" calcext:value-type="float">
            <text:p>2.702223</text:p>
          </table:table-cell>
          <table:table-cell office:value-type="float" office:value="19.828188" calcext:value-type="float">
            <text:p>19.828188</text:p>
          </table:table-cell>
          <table:table-cell office:value-type="float" office:value="17.390127" calcext:value-type="float">
            <text:p>17.390127</text:p>
          </table:table-cell>
          <table:table-cell office:value-type="float" office:value="1.232434" calcext:value-type="float">
            <text:p>1.232434</text:p>
          </table:table-cell>
          <table:table-cell office:value-type="float" office:value="1.795683" calcext:value-type="float">
            <text:p>1.795683</text:p>
          </table:table-cell>
          <table:table-cell office:value-type="float" office:value="13.170022" calcext:value-type="float">
            <text:p>13.170022</text:p>
          </table:table-cell>
          <table:table-cell/>
          <table:table-cell office:value-type="float" office:value="0.169573" calcext:value-type="float">
            <text:p>0.169573</text:p>
          </table:table-cell>
          <table:table-cell office:value-type="float" office:value="2.39862961260202" calcext:value-type="float">
            <text:p>2.39862961260202</text:p>
          </table:table-cell>
          <table:table-cell office:value-type="float" office:value="0.00816646155375982" calcext:value-type="float">
            <text:p>0.00816646155375982</text:p>
          </table:table-cell>
        </table:table-row>
        <table:table-row table:style-name="ro1">
          <table:table-cell office:value-type="string" calcext:value-type="string">
            <text:p>CCP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390458449" calcext:value-type="float">
            <text:p>4390458449</text:p>
          </table:table-cell>
          <table:table-cell office:value-type="float" office:value="103864209120" calcext:value-type="float">
            <text:p>103864209120</text:p>
          </table:table-cell>
          <table:table-cell table:style-name="ce1" office:value-type="float" office:value="0.553854" calcext:value-type="float">
            <text:p>5.54E-01</text:p>
          </table:table-cell>
          <table:table-cell/>
          <table:table-cell office:value-type="float" office:value="62.556851" calcext:value-type="float">
            <text:p>62.556851</text:p>
          </table:table-cell>
          <table:table-cell office:value-type="float" office:value="4.372282" calcext:value-type="float">
            <text:p>4.372282</text:p>
          </table:table-cell>
          <table:table-cell office:value-type="float" office:value="20.481658" calcext:value-type="float">
            <text:p>20.481658</text:p>
          </table:table-cell>
          <table:table-cell office:value-type="float" office:value="18.903258" calcext:value-type="float">
            <text:p>18.903258</text:p>
          </table:table-cell>
          <table:table-cell office:value-type="float" office:value="3.116895" calcext:value-type="float">
            <text:p>3.116895</text:p>
          </table:table-cell>
          <table:table-cell office:value-type="float" office:value="3.636543" calcext:value-type="float">
            <text:p>3.636543</text:p>
          </table:table-cell>
          <table:table-cell office:value-type="float" office:value="10.696745" calcext:value-type="float">
            <text:p>10.696745</text:p>
          </table:table-cell>
          <table:table-cell/>
          <table:table-cell office:value-type="float" office:value="0.32026" calcext:value-type="float">
            <text:p>0.32026</text:p>
          </table:table-cell>
          <table:table-cell office:value-type="float" office:value="3.65768128571346" calcext:value-type="float">
            <text:p>3.65768128571346</text:p>
          </table:table-cell>
          <table:table-cell office:value-type="float" office:value="0.0313356312783331" calcext:value-type="float">
            <text:p>0.0313356312783331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weak_ec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ep_erase_creat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ile_base</text:p>
          </table:table-cell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</table:table-row>
        <table:table-row table:style-name="ro1">
          <table:table-cell office:value-type="string" calcext:value-type="string">
            <text:p>work_steal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898683754" calcext:value-type="float">
            <text:p>4898683754</text:p>
          </table:table-cell>
          <table:table-cell office:value-type="float" office:value="102790826460" calcext:value-type="float">
            <text:p>102790826460</text:p>
          </table:table-cell>
          <table:table-cell table:style-name="ce1" office:value-type="float" office:value="0.695932" calcext:value-type="float">
            <text:p>6.96E-01</text:p>
          </table:table-cell>
          <table:table-cell table:style-name="ce1"/>
          <table:table-cell office:value-type="float" office:value="55.679363" calcext:value-type="float">
            <text:p>55.679363</text:p>
          </table:table-cell>
          <table:table-cell office:value-type="float" office:value="2.57591" calcext:value-type="float">
            <text:p>2.57591</text:p>
          </table:table-cell>
          <table:table-cell office:value-type="float" office:value="19.681936" calcext:value-type="float">
            <text:p>19.681936</text:p>
          </table:table-cell>
          <table:table-cell office:value-type="float" office:value="19.279208" calcext:value-type="float">
            <text:p>19.279208</text:p>
          </table:table-cell>
          <table:table-cell office:value-type="float" office:value="1.147828" calcext:value-type="float">
            <text:p>1.147828</text:p>
          </table:table-cell>
          <table:table-cell office:value-type="float" office:value="1.668702" calcext:value-type="float">
            <text:p>1.668702</text:p>
          </table:table-cell>
          <table:table-cell office:value-type="float" office:value="10.395154" calcext:value-type="float">
            <text:p>10.395154</text:p>
          </table:table-cell>
          <table:table-cell/>
          <table:table-cell office:value-type="float" office:value="0.167314" calcext:value-type="float">
            <text:p>0.167314</text:p>
          </table:table-cell>
          <table:table-cell office:value-type="float" office:value="1.37955720253658" calcext:value-type="float">
            <text:p>1.37955720253658</text:p>
          </table:table-cell>
          <table:table-cell office:value-type="float" office:value="0.00564151607658939" calcext:value-type="float">
            <text:p>0.00564151607658939</text:p>
          </table:table-cell>
        </table:table-row>
        <table:table-row table:style-name="ro1">
          <table:table-cell office:value-type="string" calcext:value-type="string">
            <text:p>noL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364642988" calcext:value-type="float">
            <text:p>4364642988</text:p>
          </table:table-cell>
          <table:table-cell office:value-type="float" office:value="103869720360" calcext:value-type="float">
            <text:p>103869720360</text:p>
          </table:table-cell>
          <table:table-cell table:style-name="ce1" office:value-type="float" office:value="0.587648" calcext:value-type="float">
            <text:p>5.88E-01</text:p>
          </table:table-cell>
          <table:table-cell table:style-name="ce1"/>
          <table:table-cell office:value-type="float" office:value="61.424893" calcext:value-type="float">
            <text:p>61.424893</text:p>
          </table:table-cell>
          <table:table-cell office:value-type="float" office:value="4.376897" calcext:value-type="float">
            <text:p>4.376897</text:p>
          </table:table-cell>
          <table:table-cell office:value-type="float" office:value="20.053465" calcext:value-type="float">
            <text:p>20.053465</text:p>
          </table:table-cell>
          <table:table-cell office:value-type="float" office:value="18.485019" calcext:value-type="float">
            <text:p>18.485019</text:p>
          </table:table-cell>
          <table:table-cell office:value-type="float" office:value="3.023433" calcext:value-type="float">
            <text:p>3.023433</text:p>
          </table:table-cell>
          <table:table-cell office:value-type="float" office:value="3.568096" calcext:value-type="float">
            <text:p>3.568096</text:p>
          </table:table-cell>
          <table:table-cell office:value-type="float" office:value="10.650101" calcext:value-type="float">
            <text:p>10.650101</text:p>
          </table:table-cell>
          <table:table-cell/>
          <table:table-cell office:value-type="float" office:value="0.310128" calcext:value-type="float">
            <text:p>0.310128</text:p>
          </table:table-cell>
          <table:table-cell office:value-type="float" office:value="3.47310281700058" calcext:value-type="float">
            <text:p>3.47310281700058</text:p>
          </table:table-cell>
          <table:table-cell office:value-type="float" office:value="0.0310030221400319" calcext:value-type="float">
            <text:p>0.0310030221400319</text:p>
          </table:table-cell>
        </table:table-row>
        <table:table-row table:style-name="ro1">
          <table:table-cell office:value-type="string" calcext:value-type="string">
            <text:p>fullL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701615958" calcext:value-type="float">
            <text:p>4701615958</text:p>
          </table:table-cell>
          <table:table-cell office:value-type="float" office:value="102740483160" calcext:value-type="float">
            <text:p>102740483160</text:p>
          </table:table-cell>
          <table:table-cell table:style-name="ce1" office:value-type="float" office:value="0.703208" calcext:value-type="float">
            <text:p>7.03E-01</text:p>
          </table:table-cell>
          <table:table-cell table:style-name="ce1"/>
          <table:table-cell office:value-type="float" office:value="57.187919" calcext:value-type="float">
            <text:p>57.187919</text:p>
          </table:table-cell>
          <table:table-cell office:value-type="float" office:value="2.630988" calcext:value-type="float">
            <text:p>2.630988</text:p>
          </table:table-cell>
          <table:table-cell office:value-type="float" office:value="20.215006" calcext:value-type="float">
            <text:p>20.215006</text:p>
          </table:table-cell>
          <table:table-cell office:value-type="float" office:value="19.034883" calcext:value-type="float">
            <text:p>19.034883</text:p>
          </table:table-cell>
          <table:table-cell office:value-type="float" office:value="1.322478" calcext:value-type="float">
            <text:p>1.322478</text:p>
          </table:table-cell>
          <table:table-cell office:value-type="float" office:value="1.891573" calcext:value-type="float">
            <text:p>1.891573</text:p>
          </table:table-cell>
          <table:table-cell office:value-type="float" office:value="11.134451" calcext:value-type="float">
            <text:p>11.134451</text:p>
          </table:table-cell>
          <table:table-cell/>
          <table:table-cell office:value-type="float" office:value="0.170849" calcext:value-type="float">
            <text:p>0.170849</text:p>
          </table:table-cell>
          <table:table-cell office:value-type="float" office:value="1.89176207247076" calcext:value-type="float">
            <text:p>1.89176207247076</text:p>
          </table:table-cell>
          <table:table-cell office:value-type="float" office:value="0.00603220017015929" calcext:value-type="float">
            <text:p>0.00603220017015929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166249289" calcext:value-type="float">
            <text:p>4166249289</text:p>
          </table:table-cell>
          <table:table-cell office:value-type="float" office:value="103193506080" calcext:value-type="float">
            <text:p>103193506080</text:p>
          </table:table-cell>
          <table:table-cell table:style-name="ce1" office:value-type="float" office:value="0.761425" calcext:value-type="float">
            <text:p>7.61E-01</text:p>
          </table:table-cell>
          <table:table-cell table:style-name="ce1"/>
          <table:table-cell office:value-type="float" office:value="57.190788" calcext:value-type="float">
            <text:p>57.190788</text:p>
          </table:table-cell>
          <table:table-cell office:value-type="float" office:value="2.702223" calcext:value-type="float">
            <text:p>2.702223</text:p>
          </table:table-cell>
          <table:table-cell office:value-type="float" office:value="19.828188" calcext:value-type="float">
            <text:p>19.828188</text:p>
          </table:table-cell>
          <table:table-cell office:value-type="float" office:value="17.390127" calcext:value-type="float">
            <text:p>17.390127</text:p>
          </table:table-cell>
          <table:table-cell office:value-type="float" office:value="1.232434" calcext:value-type="float">
            <text:p>1.232434</text:p>
          </table:table-cell>
          <table:table-cell office:value-type="float" office:value="1.795683" calcext:value-type="float">
            <text:p>1.795683</text:p>
          </table:table-cell>
          <table:table-cell office:value-type="float" office:value="13.170022" calcext:value-type="float">
            <text:p>13.170022</text:p>
          </table:table-cell>
          <table:table-cell/>
          <table:table-cell office:value-type="float" office:value="0.169573" calcext:value-type="float">
            <text:p>0.169573</text:p>
          </table:table-cell>
          <table:table-cell office:value-type="float" office:value="2.39862961260202" calcext:value-type="float">
            <text:p>2.39862961260202</text:p>
          </table:table-cell>
          <table:table-cell office:value-type="float" office:value="0.00816646155375982" calcext:value-type="float">
            <text:p>0.00816646155375982</text:p>
          </table:table-cell>
        </table:table-row>
        <table:table-row table:style-name="ro1">
          <table:table-cell office:value-type="string" calcext:value-type="string">
            <text:p>CCP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390458449" calcext:value-type="float">
            <text:p>4390458449</text:p>
          </table:table-cell>
          <table:table-cell office:value-type="float" office:value="103864209120" calcext:value-type="float">
            <text:p>103864209120</text:p>
          </table:table-cell>
          <table:table-cell table:style-name="ce1" office:value-type="float" office:value="0.553854" calcext:value-type="float">
            <text:p>5.54E-01</text:p>
          </table:table-cell>
          <table:table-cell/>
          <table:table-cell office:value-type="float" office:value="62.556851" calcext:value-type="float">
            <text:p>62.556851</text:p>
          </table:table-cell>
          <table:table-cell office:value-type="float" office:value="4.372282" calcext:value-type="float">
            <text:p>4.372282</text:p>
          </table:table-cell>
          <table:table-cell office:value-type="float" office:value="20.481658" calcext:value-type="float">
            <text:p>20.481658</text:p>
          </table:table-cell>
          <table:table-cell office:value-type="float" office:value="18.903258" calcext:value-type="float">
            <text:p>18.903258</text:p>
          </table:table-cell>
          <table:table-cell office:value-type="float" office:value="3.116895" calcext:value-type="float">
            <text:p>3.116895</text:p>
          </table:table-cell>
          <table:table-cell office:value-type="float" office:value="3.636543" calcext:value-type="float">
            <text:p>3.636543</text:p>
          </table:table-cell>
          <table:table-cell office:value-type="float" office:value="10.696745" calcext:value-type="float">
            <text:p>10.696745</text:p>
          </table:table-cell>
          <table:table-cell/>
          <table:table-cell office:value-type="float" office:value="0.32026" calcext:value-type="float">
            <text:p>0.32026</text:p>
          </table:table-cell>
          <table:table-cell office:value-type="float" office:value="3.65768128571346" calcext:value-type="float">
            <text:p>3.65768128571346</text:p>
          </table:table-cell>
          <table:table-cell office:value-type="float" office:value="0.0313356312783331" calcext:value-type="float">
            <text:p>0.0313356312783331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strong_ec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p_erase_creat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ile_base</text:p>
          </table:table-cell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</table:table-row>
        <table:table-row table:style-name="ro1">
          <table:table-cell office:value-type="string" calcext:value-type="string">
            <text:p>work_steal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2127552" calcext:value-type="float">
            <text:p>72127552</text:p>
          </table:table-cell>
          <table:table-cell office:value-type="float" office:value="24321438540" calcext:value-type="float">
            <text:p>24321438540</text:p>
          </table:table-cell>
          <table:table-cell table:style-name="ce1" office:value-type="float" office:value="1" calcext:value-type="float">
            <text:p>1.00E+00</text:p>
          </table:table-cell>
          <table:table-cell table:style-name="ce1"/>
          <table:table-cell office:value-type="float" office:value="15.615994" calcext:value-type="float">
            <text:p>15.615994</text:p>
          </table:table-cell>
          <table:table-cell office:value-type="float" office:value="0.324228" calcext:value-type="float">
            <text:p>0.324228</text:p>
          </table:table-cell>
          <table:table-cell office:value-type="float" office:value="5.520022" calcext:value-type="float">
            <text:p>5.520022</text:p>
          </table:table-cell>
          <table:table-cell office:value-type="float" office:value="4.259888" calcext:value-type="float">
            <text:p>4.259888</text:p>
          </table:table-cell>
          <table:table-cell office:value-type="float" office:value="0.054278" calcext:value-type="float">
            <text:p>0.05427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4.478324" calcext:value-type="float">
            <text:p>4.478324</text:p>
          </table:table-cell>
          <table:table-cell/>
          <table:table-cell office:value-type="float" office:value="0.253845" calcext:value-type="float">
            <text:p>0.253845</text:p>
          </table:table-cell>
          <table:table-cell office:value-type="float" office:value="0.237072235754502" calcext:value-type="float">
            <text:p>0.237072235754502</text:p>
          </table:table-cell>
          <table:table-cell office:value-type="float" office:value="0.316499910453076" calcext:value-type="float">
            <text:p>0.316499910453076</text:p>
          </table:table-cell>
        </table:table-row>
        <table:table-row table:style-name="ro1">
          <table:table-cell office:value-type="string" calcext:value-type="string">
            <text:p>noL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2123947" calcext:value-type="float">
            <text:p>72123947</text:p>
          </table:table-cell>
          <table:table-cell office:value-type="float" office:value="23056786620" calcext:value-type="float">
            <text:p>23056786620</text:p>
          </table:table-cell>
          <table:table-cell table:style-name="ce1" office:value-type="float" office:value="0.997766" calcext:value-type="float">
            <text:p>9.98E-01</text:p>
          </table:table-cell>
          <table:table-cell table:style-name="ce1"/>
          <table:table-cell office:value-type="float" office:value="44.776639" calcext:value-type="float">
            <text:p>44.776639</text:p>
          </table:table-cell>
          <table:table-cell office:value-type="float" office:value="0.964941" calcext:value-type="float">
            <text:p>0.964941</text:p>
          </table:table-cell>
          <table:table-cell office:value-type="float" office:value="26.750275" calcext:value-type="float">
            <text:p>26.750275</text:p>
          </table:table-cell>
          <table:table-cell office:value-type="float" office:value="10.35131" calcext:value-type="float">
            <text:p>10.35131</text:p>
          </table:table-cell>
          <table:table-cell office:value-type="float" office:value="0.139555" calcext:value-type="float">
            <text:p>0.139555</text:p>
          </table:table-cell>
          <table:table-cell office:value-type="float" office:value="0.139399" calcext:value-type="float">
            <text:p>0.139399</text:p>
          </table:table-cell>
          <table:table-cell office:value-type="float" office:value="5.113916" calcext:value-type="float">
            <text:p>5.113916</text:p>
          </table:table-cell>
          <table:table-cell/>
          <table:table-cell office:value-type="float" office:value="2.814253" calcext:value-type="float">
            <text:p>2.814253</text:p>
          </table:table-cell>
          <table:table-cell office:value-type="float" office:value="14.1904676330817" calcext:value-type="float">
            <text:p>14.1904676330817</text:p>
          </table:table-cell>
          <table:table-cell office:value-type="float" office:value="5.72590557634262" calcext:value-type="float">
            <text:p>5.72590557634262</text:p>
          </table:table-cell>
        </table:table-row>
        <table:table-row table:style-name="ro1">
          <table:table-cell office:value-type="string" calcext:value-type="string">
            <text:p>fullL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2127552" calcext:value-type="float">
            <text:p>72127552</text:p>
          </table:table-cell>
          <table:table-cell office:value-type="float" office:value="24321438540" calcext:value-type="float">
            <text:p>24321438540</text:p>
          </table:table-cell>
          <table:table-cell table:style-name="ce1" office:value-type="float" office:value="1" calcext:value-type="float">
            <text:p>1.00E+00</text:p>
          </table:table-cell>
          <table:table-cell table:style-name="ce1"/>
          <table:table-cell office:value-type="float" office:value="13.647579" calcext:value-type="float">
            <text:p>13.647579</text:p>
          </table:table-cell>
          <table:table-cell office:value-type="float" office:value="0.314856" calcext:value-type="float">
            <text:p>0.314856</text:p>
          </table:table-cell>
          <table:table-cell office:value-type="float" office:value="4.568077" calcext:value-type="float">
            <text:p>4.568077</text:p>
          </table:table-cell>
          <table:table-cell office:value-type="float" office:value="4.117558" calcext:value-type="float">
            <text:p>4.117558</text:p>
          </table:table-cell>
          <table:table-cell office:value-type="float" office:value="0.053279" calcext:value-type="float">
            <text:p>0.053279</text:p>
          </table:table-cell>
          <table:table-cell office:value-type="float" office:value="0.038121" calcext:value-type="float">
            <text:p>0.038121</text:p>
          </table:table-cell>
          <table:table-cell office:value-type="float" office:value="3.680018" calcext:value-type="float">
            <text:p>3.680018</text:p>
          </table:table-cell>
          <table:table-cell/>
          <table:table-cell office:value-type="float" office:value="0.162985" calcext:value-type="float">
            <text:p>0.162985</text:p>
          </table:table-cell>
          <table:table-cell office:value-type="float" office:value="0.124605678233438" calcext:value-type="float">
            <text:p>0.124605678233438</text:p>
          </table:table-cell>
          <table:table-cell office:value-type="float" office:value="0.0577992365742688" calcext:value-type="float">
            <text:p>0.0577992365742688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2127552" calcext:value-type="float">
            <text:p>72127552</text:p>
          </table:table-cell>
          <table:table-cell office:value-type="float" office:value="24321438540" calcext:value-type="float">
            <text:p>24321438540</text:p>
          </table:table-cell>
          <table:table-cell table:style-name="ce1" office:value-type="float" office:value="1" calcext:value-type="float">
            <text:p>1.00E+00</text:p>
          </table:table-cell>
          <table:table-cell table:style-name="ce1"/>
          <table:table-cell office:value-type="float" office:value="13.747469" calcext:value-type="float">
            <text:p>13.747469</text:p>
          </table:table-cell>
          <table:table-cell office:value-type="float" office:value="0.344145" calcext:value-type="float">
            <text:p>0.344145</text:p>
          </table:table-cell>
          <table:table-cell office:value-type="float" office:value="4.468853" calcext:value-type="float">
            <text:p>4.468853</text:p>
          </table:table-cell>
          <table:table-cell office:value-type="float" office:value="3.980628" calcext:value-type="float">
            <text:p>3.980628</text:p>
          </table:table-cell>
          <table:table-cell office:value-type="float" office:value="0.063974" calcext:value-type="float">
            <text:p>0.063974</text:p>
          </table:table-cell>
          <table:table-cell office:value-type="float" office:value="0.053504" calcext:value-type="float">
            <text:p>0.053504</text:p>
          </table:table-cell>
          <table:table-cell office:value-type="float" office:value="3.776937" calcext:value-type="float">
            <text:p>3.776937</text:p>
          </table:table-cell>
          <table:table-cell/>
          <table:table-cell office:value-type="float" office:value="0.170876" calcext:value-type="float">
            <text:p>0.170876</text:p>
          </table:table-cell>
          <table:table-cell office:value-type="float" office:value="3.43171744599289" calcext:value-type="float">
            <text:p>3.43171744599289</text:p>
          </table:table-cell>
          <table:table-cell office:value-type="float" office:value="0.0591240751502029" calcext:value-type="float">
            <text:p>0.0591240751502029</text:p>
          </table:table-cell>
        </table:table-row>
        <table:table-row table:style-name="ro1">
          <table:table-cell office:value-type="string" calcext:value-type="string">
            <text:p>CCP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2124562" calcext:value-type="float">
            <text:p>72124562</text:p>
          </table:table-cell>
          <table:table-cell office:value-type="float" office:value="23169623400" calcext:value-type="float">
            <text:p>23169623400</text:p>
          </table:table-cell>
          <table:table-cell table:style-name="ce1" office:value-type="float" office:value="0.996715" calcext:value-type="float">
            <text:p>9.97E-01</text:p>
          </table:table-cell>
          <table:table-cell/>
          <table:table-cell office:value-type="float" office:value="44.240648" calcext:value-type="float">
            <text:p>44.240648</text:p>
          </table:table-cell>
          <table:table-cell office:value-type="float" office:value="0.975646" calcext:value-type="float">
            <text:p>0.975646</text:p>
          </table:table-cell>
          <table:table-cell office:value-type="float" office:value="27.092062" calcext:value-type="float">
            <text:p>27.092062</text:p>
          </table:table-cell>
          <table:table-cell office:value-type="float" office:value="10.250254" calcext:value-type="float">
            <text:p>10.250254</text:p>
          </table:table-cell>
          <table:table-cell office:value-type="float" office:value="0.165538" calcext:value-type="float">
            <text:p>0.165538</text:p>
          </table:table-cell>
          <table:table-cell office:value-type="float" office:value="0.17411" calcext:value-type="float">
            <text:p>0.17411</text:p>
          </table:table-cell>
          <table:table-cell office:value-type="float" office:value="4.249573" calcext:value-type="float">
            <text:p>4.249573</text:p>
          </table:table-cell>
          <table:table-cell/>
          <table:table-cell office:value-type="float" office:value="3.036885" calcext:value-type="float">
            <text:p>3.036885</text:p>
          </table:table-cell>
          <table:table-cell office:value-type="float" office:value="20.3718627079049" calcext:value-type="float">
            <text:p>20.3718627079049</text:p>
          </table:table-cell>
          <table:table-cell office:value-type="float" office:value="5.68453965203422" calcext:value-type="float">
            <text:p>5.68453965203422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weak scaling split-merge</text:p>
          </table:table-cell>
          <table:table-cell office:value-type="string" calcext:value-type="string">
            <text:p>weak scaling erase-create</text:p>
          </table:table-cell>
          <table:table-cell office:value-type="string" calcext:value-type="string">
            <text:p>strong scaling erase-creat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ance Buckets</text:p>
          </table:table-cell>
          <table:table-cell table:formula="of:=([.J$7]/[.F$7])/([.J10]/[.F10])" office:value-type="float" office:value="0.987712784767315" calcext:value-type="float">
            <text:p>0.987712784767315</text:p>
          </table:table-cell>
          <table:table-cell table:formula="of:=([.J$19]/[.G$19])/([.J22]/[.G22])" office:value-type="float" office:value="0.981853032321598" calcext:value-type="float">
            <text:p>0.981853032321598</text:p>
          </table:table-cell>
          <table:table-cell table:formula="of:=([.J$31]/[.G$31])/([.J34]/[.G34])" office:value-type="float" office:value="1.01706850644539" calcext:value-type="float">
            <text:p>1.0170685064453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Work Stealing </text:p>
            <text:p>+ Balance Buckets</text:p>
          </table:table-cell>
          <table:table-cell table:formula="of:=([.J$7]/[.F$7])/([.J6]/[.F6])" office:value-type="float" office:value="1.23817157112636" calcext:value-type="float">
            <text:p>1.23817157112636</text:p>
          </table:table-cell>
          <table:table-cell table:formula="of:=([.J$19]/[.G$19])/([.J18]/[.G18])" office:value-type="float" office:value="1.09173075776731" calcext:value-type="float">
            <text:p>1.09173075776731</text:p>
          </table:table-cell>
          <table:table-cell table:formula="of:=([.J$31]/[.G$31])/([.J30]/[.G30])" office:value-type="float" office:value="3.02463056406466" calcext:value-type="float">
            <text:p>3.0246305640646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alance Children</text:p>
            <text:p>+ Balance Buckets</text:p>
          </table:table-cell>
          <table:table-cell table:formula="of:=([.J$7]/[.F$7])/([.J9]/[.F9])" office:value-type="float" office:value="1.02521477139113" calcext:value-type="float">
            <text:p>1.02521477139113</text:p>
          </table:table-cell>
          <table:table-cell table:formula="of:=([.J$19]/[.G$19])/([.J21]/[.G21])" office:value-type="float" office:value="1.06704254013302" calcext:value-type="float">
            <text:p>1.06704254013302</text:p>
          </table:table-cell>
          <table:table-cell table:formula="of:=([.J$31]/[.G$31])/([.J33]/[.G33])" office:value-type="float" office:value="3.43573153288437" calcext:value-type="float">
            <text:p>3.43573153288437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<text:span text:style-name="T1">Work Stealing</text:span></text:p>
            <text:p><text:span text:style-name="T2">+ Balance Children</text:span></text:p>
            <text:p><text:span text:style-name="T3">+ Balance Buckets</text:span></text:p>
          </table:table-cell>
          <table:table-cell table:formula="of:=([.J$7]/[.F$7])/([.J8]/[.F8])" office:value-type="float" office:value="1.15701380617686" calcext:value-type="float">
            <text:p>1.15701380617686</text:p>
          </table:table-cell>
          <table:table-cell table:formula="of:=([.J$19]/[.G$19])/([.J20]/[.G20])" office:value-type="float" office:value="1.06241148425258" calcext:value-type="float">
            <text:p>1.06241148425258</text:p>
          </table:table-cell>
          <table:table-cell table:formula="of:=([.J$31]/[.G$31])/([.J32]/[.G32])" office:value-type="float" office:value="3.46087850018309" calcext:value-type="float">
            <text:p>3.46087850018309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16:31:22.5315519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0T18:59:15.968957333</dc:date>
    <meta:editing-duration>PT9H17M16S</meta:editing-duration>
    <meta:editing-cycles>23</meta:editing-cycles>
    <meta:generator>LibreOffice/7.2.4.1$Linux_X86_64 LibreOffice_project/20$Build-1</meta:generator>
    <meta:document-statistic meta:table-count="1" meta:cell-count="3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minimum="0.9" chart:maximum="1.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999999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loext:label-stroke-color="#000000" loext:label-stroke="solid" chart:link-data-style-to-source="fals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1pt" style:font-size-asian="10pt" style:font-size-complex="10pt"/>
    </style:style>
    <style:style style:name="ch13" style:family="chart">
      <style:chart-properties chart:solid-type="cuboid" loext:label-stroke="none" chart:data-label-number="none" chart:data-label-text="false" chart:data-label-symbol="false" chart:data-label-series="false"/>
      <style:text-properties fo:font-size="2pt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0000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013cm" svg:height="8.001cm" xlink:href=".." xlink:type="simple" chart:class="chart:bar" chart:style-name="ch1">
        <chart:legend chart:legend-position="end" svg:x="1.553cm" svg:y="0.317cm" style:legend-expansion="custom" svg:width="4.718cm" svg:height="2.028cm" style:legend-expansion-aspect-ratio="2.32642998027613" chart:style-name="ch2"/>
        <chart:plot-area chart:style-name="ch3" table:cell-range-address="Sheet1.A37:Sheet1.D41" chart:data-source-has-labels="both" svg:x="0.641cm" svg:y="0.125cm" svg:width="18.789cm" svg:height="7.552cm">
          <chart:coordinate-region svg:x="1.553cm" svg:y="0.324cm" svg:width="17.877cm" svg:height="5.913cm"/>
          <chart:axis chart:dimension="x" chart:name="primary-x" chart:style-name="ch4" chartooo:axis-type="auto">
            <chartooo:date-scale/>
            <chart:title svg:x="7.869cm" svg:y="7.241cm" chart:style-name="ch5">
              <text:p>Load balancing methods</text:p>
            </chart:title>
            <chart:categories table:cell-range-address="Sheet1.A38:Sheet1.A41"/>
          </chart:axis>
          <chart:axis chart:dimension="y" chart:name="primary-y" chart:style-name="ch6">
            <chart:title svg:x="0cm" svg:y="4.62cm" chart:style-name="ch7">
              <text:p>Speedup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1.B38:Sheet1.B41" chart:label-cell-address="Sheet1.B37:Sheet1.B37" chart:class="chart:bar">
            <chart:data-point chart:repeated="4"/>
          </chart:series>
          <chart:series chart:style-name="ch11" chart:values-cell-range-address="Sheet1.C38:Sheet1.C41" chart:label-cell-address="Sheet1.C37:Sheet1.C37" chart:class="chart:bar">
            <chart:data-point chart:repeated="4"/>
          </chart:series>
          <chart:series chart:style-name="ch12" chart:values-cell-range-address="Sheet1.D38:Sheet1.D41" chart:label-cell-address="Sheet1.D37:Sheet1.D37" chart:class="chart:bar">
            <chart:data-point chart:style-name="ch13">
              <chart:data-label chart:style-name="ch1">
                <text:p/>
              </chart:data-label>
            </chart:data-point>
            <chart:data-point chart:style-name="ch14" loext:custom-label-pos-x="-0.00149910053967617" loext:custom-label-pos-y="0.086375"/>
            <chart:data-point chart:style-name="ch14" loext:custom-label-pos-x="0" loext:custom-label-pos-y="0.085"/>
            <chart:data-point chart:style-name="ch14" loext:custom-label-pos-x="0" loext:custom-label-pos-y="0.085"/>
            <chart:data-label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 scaling split-merge</text:p>
                <draw:g>
                  <svg:desc>Sheet1.B37:Sheet1.B37</svg:desc>
                </draw:g>
              </table:table-cell>
              <table:table-cell office:value-type="string">
                <text:p>weak scaling erase-create</text:p>
                <draw:g>
                  <svg:desc>Sheet1.C37:Sheet1.C37</svg:desc>
                </draw:g>
              </table:table-cell>
              <table:table-cell office:value-type="string">
                <text:p>strong scaling erase-create</text:p>
                <draw:g>
                  <svg:desc>Sheet1.D37:Sheet1.D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ance Buckets</text:p>
                <draw:g>
                  <svg:desc>Sheet1.A38:Sheet1.A41</svg:desc>
                </draw:g>
              </table:table-cell>
              <table:table-cell office:value-type="float" office:value="0.987712784767315">
                <text:p>0.987712784767315</text:p>
                <draw:g>
                  <svg:desc>Sheet1.B38:Sheet1.B41</svg:desc>
                </draw:g>
              </table:table-cell>
              <table:table-cell office:value-type="float" office:value="0.981853032321598">
                <text:p>0.981853032321598</text:p>
                <draw:g>
                  <svg:desc>Sheet1.C38:Sheet1.C41</svg:desc>
                </draw:g>
              </table:table-cell>
              <table:table-cell office:value-type="float" office:value="1.01706850644539">
                <text:p>1.01706850644539</text:p>
                <draw:g>
                  <svg:desc>Sheet1.D38:Sheet1.D41</svg:desc>
                </draw:g>
              </table:table-cell>
            </table:table-row>
            <table:table-row>
              <table:table-cell office:value-type="string">
                <text:p>Work Stealing 
+ Balance Buckets</text:p>
              </table:table-cell>
              <table:table-cell office:value-type="float" office:value="1.23817157112636">
                <text:p>1.23817157112636</text:p>
              </table:table-cell>
              <table:table-cell office:value-type="float" office:value="1.09173075776731">
                <text:p>1.09173075776731</text:p>
              </table:table-cell>
              <table:table-cell office:value-type="float" office:value="3.02463056406466">
                <text:p>3.02463056406466</text:p>
              </table:table-cell>
            </table:table-row>
            <table:table-row>
              <table:table-cell office:value-type="string">
                <text:p>Balance Children
+ Balance Buckets</text:p>
              </table:table-cell>
              <table:table-cell office:value-type="float" office:value="1.02521477139113">
                <text:p>1.02521477139113</text:p>
              </table:table-cell>
              <table:table-cell office:value-type="float" office:value="1.06704254013302">
                <text:p>1.06704254013302</text:p>
              </table:table-cell>
              <table:table-cell office:value-type="float" office:value="3.43573153288437">
                <text:p>3.43573153288437</text:p>
              </table:table-cell>
            </table:table-row>
            <table:table-row>
              <table:table-cell office:value-type="string">
                <text:p>Work Stealing
+ Balance Children
+ Balance Buckets</text:p>
              </table:table-cell>
              <table:table-cell office:value-type="float" office:value="1.15701380617686">
                <text:p>1.15701380617686</text:p>
              </table:table-cell>
              <table:table-cell office:value-type="float" office:value="1.06241148425258">
                <text:p>1.06241148425258</text:p>
              </table:table-cell>
              <table:table-cell office:value-type="float" office:value="3.46087850018309">
                <text:p>3.46087850018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